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Rambla" svg:font-family="Ramb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
      <style:table-properties style:width="6.8563in" fo:margin-left="0.0646in" style:page-number="auto" table:align="left"/>
    </style:style>
    <style:style style:name="Table1.A" style:family="table-column">
      <style:table-column-properties style:column-width="1.7521in"/>
    </style:style>
    <style:style style:name="Table1.B" style:family="table-column">
      <style:table-column-properties style:column-width="5.1042in"/>
    </style:style>
    <style:style style:name="Table1.1" style:family="table-row">
      <style:table-row-properties style:min-row-height="7.3771in"/>
    </style:style>
    <style:style style:name="Table1.A1" style:family="table-cell">
      <style:table-cell-properties fo:padding="0.0382in" fo:border-left="none" fo:border-right="1pt solid #000000" fo:border-top="none" fo:border-bottom="none"/>
    </style:style>
    <style:style style:name="Table1.B1" style:family="table-cell">
      <style:table-cell-properties fo:padding="0.0382in" fo:border="none"/>
    </style:style>
    <style:style style:name="P1" style:family="paragraph" style:parent-style-name="Table_20_Contents">
      <style:text-properties style:font-name="Rambla"/>
    </style:style>
    <style:style style:name="P2" style:family="paragraph" style:parent-style-name="Table_20_Contents">
      <style:text-properties style:font-name="Rambla" fo:font-size="11pt" fo:font-weight="bold" officeooo:rsid="000fddb9" officeooo:paragraph-rsid="000fddb9" style:font-size-asian="11pt" style:font-weight-asian="bold" style:font-size-complex="11pt" style:font-weight-complex="bold"/>
    </style:style>
    <style:style style:name="P3" style:family="paragraph" style:parent-style-name="Table_20_Contents">
      <style:paragraph-properties fo:text-align="center" style:justify-single-word="false"/>
      <style:text-properties style:font-name="Rambla" officeooo:rsid="000fddb9" officeooo:paragraph-rsid="000ff915"/>
    </style:style>
    <style:style style:name="P4" style:family="paragraph" style:parent-style-name="Table_20_Contents">
      <style:text-properties style:font-name="Rambla" fo:font-weight="bold" officeooo:rsid="000fddb9" officeooo:paragraph-rsid="000fddb9" style:font-weight-asian="bold" style:font-weight-complex="bold"/>
    </style:style>
    <style:style style:name="P5" style:family="paragraph" style:parent-style-name="Table_20_Contents">
      <style:text-properties style:font-name="Rambla" fo:font-size="6pt" fo:font-weight="bold" officeooo:rsid="000fddb9" officeooo:paragraph-rsid="000fddb9" style:font-size-asian="5.25pt" style:font-weight-asian="bold" style:font-size-complex="6pt" style:font-weight-complex="bold"/>
    </style:style>
    <style:style style:name="P6" style:family="paragraph" style:parent-style-name="Table_20_Contents">
      <style:paragraph-properties fo:margin-left="0.1in" fo:margin-right="0.1in" fo:text-align="justify" style:justify-single-word="false" fo:text-indent="0in" style:auto-text-indent="false" style:shadow="none"/>
      <style:text-properties style:font-name="Liberation Sans" fo:font-size="10pt" style:font-size-asian="10pt" style:font-size-complex="10pt"/>
    </style:style>
    <style:style style:name="P7" style:family="paragraph" style:parent-style-name="Table_20_Contents">
      <style:paragraph-properties fo:margin-left="0.1in" fo:margin-right="0.1in" fo:text-align="justify" style:justify-single-word="false" fo:text-indent="0in" style:auto-text-indent="false" style:shadow="none"/>
      <style:text-properties style:font-name="Liberation Sans" fo:font-size="6pt" style:font-size-asian="5.25pt" style:font-size-complex="6pt"/>
    </style:style>
    <style:style style:name="P8" style:family="paragraph" style:parent-style-name="Table_20_Contents">
      <style:paragraph-properties fo:padding="0.0291in" fo:border-left="none" fo:border-right="none" fo:border-top="none" fo:border-bottom="0.99pt solid #000000" style:join-border="false"/>
      <style:text-properties style:font-name="Rambla" officeooo:rsid="000fddb9" officeooo:paragraph-rsid="000ff915"/>
    </style:style>
    <style:style style:name="P9" style:family="paragraph" style:parent-style-name="Text_20_body">
      <style:paragraph-properties fo:line-height="100%" fo:text-align="justify" style:justify-single-word="false"/>
      <style:text-properties style:font-name="Rambla" officeooo:paragraph-rsid="000ff915"/>
    </style:style>
    <style:style style:name="P10" style:family="paragraph" style:parent-style-name="Text_20_body" style:list-style-name="L5">
      <style:paragraph-properties fo:text-align="justify" style:justify-single-word="false"/>
      <style:text-properties style:font-name="Liberation Sans" fo:font-size="10pt" style:font-size-asian="10pt" style:font-size-complex="10pt"/>
    </style:style>
    <style:style style:name="P11" style:family="paragraph" style:parent-style-name="Text_20_body" style:list-style-name="L5">
      <style:paragraph-properties fo:text-align="justify" style:justify-single-word="false"/>
      <style:text-properties style:font-name="Liberation Sans" fo:font-size="10pt" officeooo:paragraph-rsid="000ff915" style:font-size-asian="10pt" style:font-size-complex="10pt"/>
    </style:style>
    <style:style style:name="P12" style:family="paragraph" style:parent-style-name="Text_20_body" style:list-style-name="L5">
      <style:paragraph-properties fo:margin-top="0in" fo:margin-bottom="0in" loext:contextual-spacing="false" fo:text-align="justify" style:justify-single-word="false"/>
      <style:text-properties style:font-name="Liberation Sans" fo:font-size="10pt" style:font-size-asian="10pt" style:font-size-complex="10pt"/>
    </style:style>
    <style:style style:name="P13" style:family="paragraph" style:parent-style-name="Text_20_body" style:list-style-name="L5">
      <style:paragraph-properties fo:margin-top="0in" fo:margin-bottom="0in" loext:contextual-spacing="false" fo:text-align="justify" style:justify-single-word="false"/>
      <style:text-properties style:font-name="Liberation Sans" fo:font-size="10pt" officeooo:paragraph-rsid="000ff915" style:font-size-asian="10pt" style:font-size-complex="10pt"/>
    </style:style>
    <style:style style:name="P14" style:family="paragraph" style:parent-style-name="Text_20_body">
      <style:paragraph-properties fo:margin-top="0in" fo:margin-bottom="0in" loext:contextual-spacing="false"/>
      <style:text-properties style:font-name="Rambla" fo:font-size="10pt" fo:font-weight="normal" officeooo:paragraph-rsid="000fddb9" style:font-size-asian="10pt" style:font-weight-asian="normal" style:font-size-complex="10pt" style:font-weight-complex="normal"/>
    </style:style>
    <style:style style:name="P15" style:family="paragraph" style:parent-style-name="Text_20_body">
      <style:paragraph-properties fo:margin-top="0in" fo:margin-bottom="0in" loext:contextual-spacing="false"/>
      <style:text-properties style:font-name="Rambla" fo:font-size="11pt" fo:font-weight="normal" officeooo:rsid="000fddb9" officeooo:paragraph-rsid="000fddb9" style:font-size-asian="11pt" style:font-weight-asian="normal" style:font-size-complex="11pt" style:font-weight-complex="normal"/>
    </style:style>
    <style:style style:name="P16" style:family="paragraph" style:parent-style-name="Text_20_body">
      <style:paragraph-properties fo:margin-top="0in" fo:margin-bottom="0in" loext:contextual-spacing="false"/>
      <style:text-properties style:font-name="Rambla" fo:font-size="11pt" fo:font-weight="normal" officeooo:paragraph-rsid="000fddb9" style:font-size-asian="11pt" style:font-weight-asian="normal" style:font-size-complex="11pt" style:font-weight-complex="normal"/>
    </style:style>
    <style:style style:name="P17" style:family="paragraph" style:parent-style-name="Text_20_body">
      <style:paragraph-properties fo:margin-top="0in" fo:margin-bottom="0in" loext:contextual-spacing="false"/>
      <style:text-properties fo:color="#666666" style:font-name="Rambla" fo:font-size="10pt" fo:font-weight="normal" officeooo:rsid="000fddb9" officeooo:paragraph-rsid="000fddb9" style:font-size-asian="10pt" style:font-weight-asian="normal" style:font-size-complex="10pt" style:font-weight-complex="normal"/>
    </style:style>
    <style:style style:name="P18" style:family="paragraph" style:parent-style-name="Text_20_body">
      <style:paragraph-properties fo:margin-top="0in" fo:margin-bottom="0in" loext:contextual-spacing="false"/>
      <style:text-properties fo:color="#666666" style:font-name="Rambla" fo:font-size="10pt" fo:font-weight="normal" officeooo:paragraph-rsid="000fddb9" style:font-size-asian="10pt" style:font-weight-asian="normal" style:font-size-complex="10pt" style:font-weight-complex="normal"/>
    </style:style>
    <style:style style:name="P19" style:family="paragraph" style:parent-style-name="Text_20_body" style:list-style-name="L2">
      <style:paragraph-properties fo:margin-left="0in" fo:margin-right="0in" fo:margin-top="0in" fo:margin-bottom="0in" loext:contextual-spacing="false" fo:line-height="100%" fo:text-indent="0in" style:auto-text-indent="false"/>
      <style:text-properties style:font-name="Liberation Sans" officeooo:paragraph-rsid="000ff915"/>
    </style:style>
    <style:style style:name="P20" style:family="paragraph" style:parent-style-name="Text_20_body" style:list-style-name="L2">
      <style:paragraph-properties fo:margin-left="0in" fo:margin-right="0in" fo:margin-top="0in" fo:margin-bottom="0in" loext:contextual-spacing="false" fo:line-height="100%" fo:text-indent="0in" style:auto-text-indent="false"/>
      <style:text-properties style:font-name="Liberation Sans" officeooo:paragraph-rsid="0010c23f"/>
    </style:style>
    <style:style style:name="P21" style:family="paragraph" style:parent-style-name="Text_20_body">
      <style:paragraph-properties fo:margin-left="0in" fo:margin-right="0in" fo:margin-top="0in" fo:margin-bottom="0in" loext:contextual-spacing="false" fo:line-height="100%" fo:text-indent="0in" style:auto-text-indent="false"/>
      <style:text-properties style:font-name="Liberation Sans" officeooo:paragraph-rsid="000ff915"/>
    </style:style>
    <style:style style:name="P22"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officeooo:paragraph-rsid="000ff915"/>
    </style:style>
    <style:style style:name="P23" style:family="paragraph" style:parent-style-name="Text_20_body" style:list-style-name="L2">
      <style:paragraph-properties fo:margin-left="0in" fo:margin-right="0in" fo:margin-top="0in" fo:margin-bottom="0in" loext:contextual-spacing="false" fo:line-height="100%" fo:text-indent="0in" style:auto-text-indent="false"/>
      <style:text-properties officeooo:paragraph-rsid="0010c23f"/>
    </style:style>
    <style:style style:name="P24" style:family="paragraph" style:parent-style-name="Text_20_body" style:list-style-name="L2">
      <style:paragraph-properties fo:margin-left="0in" fo:margin-right="0in" fo:margin-top="0in" fo:margin-bottom="0in" loext:contextual-spacing="false" fo:line-height="100%" fo:text-indent="0in" style:auto-text-indent="false"/>
      <style:text-properties style:font-name="Rambla" fo:font-size="11pt" officeooo:paragraph-rsid="000fddb9" style:font-size-asian="11pt" style:font-size-complex="11pt"/>
    </style:style>
    <style:style style:name="P25" style:family="paragraph" style:parent-style-name="Text_20_body" style:list-style-name="L2">
      <style:paragraph-properties fo:margin-left="0in" fo:margin-right="0in" fo:margin-top="0in" fo:margin-bottom="0in" loext:contextual-spacing="false" fo:line-height="100%" fo:text-indent="0in" style:auto-text-indent="false"/>
      <style:text-properties fo:color="#666666" style:font-name="Liberation Sans" fo:font-size="10pt" officeooo:paragraph-rsid="000fddb9" style:font-size-asian="10pt" style:font-size-complex="10pt"/>
    </style:style>
    <style:style style:name="P26" style:family="paragraph" style:parent-style-name="Text_20_body" style:list-style-name="L2">
      <style:paragraph-properties fo:margin-left="0in" fo:margin-right="0in" fo:margin-top="0in" fo:margin-bottom="0in" loext:contextual-spacing="false" fo:line-height="100%" fo:text-indent="0in" style:auto-text-indent="false"/>
      <style:text-properties fo:color="#666666" style:font-name="Liberation Sans" fo:font-size="6pt" officeooo:paragraph-rsid="000fddb9" style:font-size-asian="5.25pt" style:font-size-complex="6pt"/>
    </style:style>
    <style:style style:name="P27" style:family="paragraph" style:parent-style-name="Text_20_body">
      <style:paragraph-properties fo:margin-left="0in" fo:margin-right="0in" fo:margin-top="0in" fo:margin-bottom="0in" loext:contextual-spacing="false" fo:line-height="100%" fo:text-indent="0in" style:auto-text-indent="false"/>
      <style:text-properties fo:color="#000000" style:font-name="Liberation Sans" fo:font-size="10pt" fo:font-weight="bold" officeooo:paragraph-rsid="000ff915" style:font-size-asian="10pt" style:font-weight-asian="bold" style:font-size-complex="10pt" style:font-weight-complex="bold"/>
    </style:style>
    <style:style style:name="P28"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000000" style:font-name="Liberation Sans" fo:font-size="10pt" fo:font-weight="normal" officeooo:paragraph-rsid="0010c23f" style:font-size-asian="10pt" style:font-weight-asian="normal" style:font-size-complex="10pt" style:font-weight-complex="normal"/>
    </style:style>
    <style:style style:name="P29" style:family="paragraph" style:parent-style-name="Text_20_body">
      <style:paragraph-properties fo:margin-top="0in" fo:margin-bottom="0.0402in" loext:contextual-spacing="false" fo:text-align="center" style:justify-single-word="false"/>
      <style:text-properties style:font-name="Rambla" officeooo:rsid="000e4392" officeooo:paragraph-rsid="000e4392"/>
    </style:style>
    <style:style style:name="P30" style:family="paragraph" style:parent-style-name="Text_20_body">
      <style:paragraph-properties fo:margin-top="0in" fo:margin-bottom="0.0402in" loext:contextual-spacing="false" fo:text-align="center" style:justify-single-word="false" fo:padding="0.0291in" fo:border-left="none" fo:border-right="none" fo:border-top="none" fo:border-bottom="0.99pt solid #000000" style:join-border="false"/>
      <style:text-properties style:font-name="Rambla" officeooo:paragraph-rsid="000e4392"/>
    </style:style>
    <style:style style:name="P31" style:family="paragraph" style:parent-style-name="Text_20_body">
      <style:paragraph-properties fo:margin-top="0in" fo:margin-bottom="0.0201in" loext:contextual-spacing="false" fo:text-align="center" style:justify-single-word="false" fo:padding="0.0291in" fo:border-left="none" fo:border-right="none" fo:border-top="none" fo:border-bottom="0.99pt solid #000000" style:join-border="false"/>
      <style:text-properties style:font-name="Rambla" fo:font-size="12pt" officeooo:rsid="000e4392" officeooo:paragraph-rsid="000e4392" style:font-size-asian="12pt" style:font-size-complex="12pt"/>
    </style:style>
    <style:style style:name="P32" style:family="paragraph" style:parent-style-name="Text_20_body">
      <style:paragraph-properties fo:margin-top="0in" fo:margin-bottom="0.0201in" loext:contextual-spacing="false" fo:text-align="center" style:justify-single-word="false"/>
      <style:text-properties style:font-name="Rambla" fo:font-size="20pt" style:font-size-asian="20pt" style:font-size-complex="20pt"/>
    </style:style>
    <style:style style:name="P33" style:family="paragraph" style:parent-style-name="Text_20_body" style:list-style-name="L1">
      <style:paragraph-properties fo:margin-left="0.1in" fo:margin-right="0.1in" fo:margin-top="0in" fo:margin-bottom="0in" loext:contextual-spacing="false" fo:line-height="100%" fo:text-align="justify" style:justify-single-word="false" fo:text-indent="0in" style:auto-text-indent="false" style:shadow="none"/>
      <style:text-properties style:font-name="Liberation Sans" fo:font-size="10pt" style:font-size-asian="10pt" style:font-size-complex="10pt"/>
    </style:style>
    <style:style style:name="P34" style:family="paragraph" style:parent-style-name="Text_20_body" style:list-style-name="L5">
      <style:paragraph-properties fo:margin-left="0.1in" fo:margin-right="0.1in" fo:margin-top="0in" fo:margin-bottom="0in" loext:contextual-spacing="false" fo:text-align="justify" style:justify-single-word="false" fo:text-indent="0in" style:auto-text-indent="false" style:shadow="none"/>
      <style:text-properties style:font-name="Liberation Sans" fo:font-size="10pt" officeooo:paragraph-rsid="0010c23f" style:font-size-asian="10pt" style:font-size-complex="10pt"/>
    </style:style>
    <style:style style:name="P35" style:family="paragraph" style:parent-style-name="Text_20_body" style:list-style-name="L1">
      <style:paragraph-properties fo:margin-left="0.1in" fo:margin-right="0.1in" fo:line-height="100%" fo:text-align="justify" style:justify-single-word="false" fo:text-indent="0in" style:auto-text-indent="false" style:shadow="none"/>
    </style:style>
    <style:style style:name="P36" style:family="paragraph" style:parent-style-name="Text_20_body">
      <style:paragraph-properties fo:margin-left="0.1in" fo:margin-right="0.1in" fo:line-height="100%" fo:text-align="justify" style:justify-single-word="false" fo:text-indent="0in" style:auto-text-indent="false" style:shadow="none"/>
      <style:text-properties style:font-name="Liberation Sans" fo:font-size="10pt" fo:font-weight="bold" officeooo:paragraph-rsid="0010c23f" style:font-size-asian="10pt" style:font-weight-asian="bold" style:font-size-complex="10pt" style:font-weight-complex="bold"/>
    </style:style>
    <style:style style:name="P37" style:family="paragraph" style:parent-style-name="Text_20_body" style:list-style-name="L5">
      <style:paragraph-properties fo:margin-left="0.1in" fo:margin-right="0.1in" fo:text-align="justify" style:justify-single-word="false" fo:text-indent="0in" style:auto-text-indent="false" style:shadow="none"/>
      <style:text-properties style:font-name="Liberation Sans" fo:font-size="10pt" officeooo:paragraph-rsid="0010c23f" style:font-size-asian="10pt" style:font-size-complex="10pt"/>
    </style:style>
    <style:style style:name="P38" style:family="paragraph" style:parent-style-name="Text_20_body">
      <style:paragraph-properties fo:margin-left="0.1in" fo:margin-right="0.1in" fo:text-align="justify" style:justify-single-word="false" fo:text-indent="0in" style:auto-text-indent="false" style:shadow="none"/>
      <style:text-properties style:font-name="Rambla" officeooo:paragraph-rsid="0010c23f"/>
    </style:style>
    <style:style style:name="P39" style:family="paragraph" style:parent-style-name="Standard">
      <style:paragraph-properties fo:margin-left="0.1in" fo:margin-right="0.1in" fo:line-height="100%" fo:text-align="justify" style:justify-single-word="false" fo:text-indent="0in" style:auto-text-indent="false" style:shadow="none"/>
      <style:text-properties style:font-name="Liberation Sans" fo:font-size="10pt" fo:font-weight="bold" style:font-size-asian="10pt" style:font-weight-asian="bold" style:font-size-complex="10pt" style:font-weight-complex="bold"/>
    </style:style>
    <style:style style:name="T1" style:family="text">
      <style:text-properties style:text-position="super 58%" fo:font-style="italic" style:font-style-asian="italic" style:font-style-complex="italic"/>
    </style:style>
    <style:style style:name="T2" style:family="text">
      <style:text-properties style:text-position="0% 100%"/>
    </style:style>
    <style:style style:name="T3" style:family="text">
      <style:text-properties fo:font-style="italic" style:font-style-asian="italic" style:font-style-complex="italic"/>
    </style:style>
    <style:style style:name="T4" style:family="text">
      <style:text-properties fo:font-size="14pt" fo:font-weight="normal" officeooo:rsid="000e4392" style:font-size-asian="14pt" style:font-weight-asian="normal" style:font-size-complex="14pt" style:font-weight-complex="normal"/>
    </style:style>
    <style:style style:name="T5" style:family="text">
      <style:text-properties officeooo:rsid="000fddb9"/>
    </style:style>
    <style:style style:name="T6" style:family="text">
      <style:text-properties fo:font-weight="bold" style:font-weight-asian="bold" style:font-weight-complex="bold"/>
    </style:style>
    <style:style style:name="T7" style:family="text">
      <style:text-properties fo:font-weight="bold" officeooo:rsid="000e4392" style:font-weight-asian="bold" style:font-weight-complex="bold"/>
    </style:style>
    <style:style style:name="T8" style:family="text">
      <style:text-properties fo:color="#666666"/>
    </style:style>
    <style:style style:name="T9" style:family="text">
      <style:text-properties fo:color="#666666" fo:font-size="10pt" style:font-size-asian="10pt" style:font-size-complex="10pt"/>
    </style:style>
    <style:style style:name="T10" style:family="text">
      <style:text-properties fo:color="#666666" fo:font-size="10pt" officeooo:rsid="000fddb9" style:font-size-asian="10pt" style:font-size-complex="10pt"/>
    </style:style>
    <style:style style:name="T11" style:family="text">
      <style:text-properties fo:color="#666666" officeooo:rsid="000fddb9"/>
    </style:style>
    <style:style style:name="T12" style:family="text">
      <style:text-properties style:font-name="Liberation Sans"/>
    </style:style>
    <style:style style:name="T13" style:family="text">
      <style:text-properties style:font-name="Liberation Sans" fo:font-size="10pt" style:font-size-asian="10pt" style:font-size-complex="10pt"/>
    </style:style>
    <style:style style:name="T14" style:family="text">
      <style:text-properties style:font-name="Liberation Sans" fo:font-size="10pt" officeooo:rsid="000fddb9" style:font-size-asian="10pt" style:font-size-complex="10pt"/>
    </style:style>
    <style:style style:name="T15" style:family="text">
      <style:text-properties style:font-name="Liberation Sans" fo:font-size="10pt" style:text-underline-style="solid" style:text-underline-width="auto" style:text-underline-color="font-color" officeooo:rsid="000fddb9" style:font-size-asian="10pt" style:font-size-complex="10pt"/>
    </style:style>
    <style:style style:name="T16" style:family="text">
      <style:text-properties fo:font-size="10pt" style:font-size-asian="10pt" style:font-size-complex="10pt"/>
    </style:style>
    <style:style style:name="T17" style:family="text">
      <style:text-properties fo:font-size="10pt" officeooo:rsid="000fddb9" style:font-size-asian="10pt" style:font-size-complex="10pt"/>
    </style:style>
    <style:style style:name="T18" style:family="text">
      <style:text-properties fo:font-size="10pt" style:text-underline-style="solid" style:text-underline-width="auto" style:text-underline-color="font-color" officeooo:rsid="000fddb9" style:font-size-asian="10pt" style:font-size-complex="10pt"/>
    </style:style>
    <style:style style:name="T19" style:family="text">
      <style:text-properties fo:font-size="12pt" style:font-size-asian="12pt"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all for Papers</text:p>
      <text:p text:style-name="P32"><text:span text:style-name="T6">Location Privacy and Security Workshop </text:span><text:span text:style-name="T7">(LoPaS 2018)</text:span></text:p>
      <text:p text:style-name="P29">In conjunction with the <text:span text:style-name="T3">10</text:span><text:span text:style-name="T1">th</text:span><text:span text:style-name="T3"> International Conference on Geographic Information Science</text:span> (GIScience ‘18)</text:p>
      <text:p text:style-name="P30"><text:span text:style-name="T4">28 August, 2018 – Melbourne, Australia</text:span></text:p>
      <table:table table:name="Table1" table:style-name="Table1">
        <table:table-column table:style-name="Table1.A"/>
        <table:table-column table:style-name="Table1.B"/>
        <table:table-row table:style-name="Table1.1">
          <table:table-cell table:style-name="Table1.A1" office:value-type="string">
            <text:p text:style-name="P2">Important Dates</text:p>
            <text:p text:style-name="P5"/>
            <text:p text:style-name="P17">Submissions Due: </text:p>
            <text:p text:style-name="P15">4 June, 2018 </text:p>
            <text:p text:style-name="P18">Acceptance Notification: </text:p>
            <text:p text:style-name="P16">2 July, 2018 </text:p>
            <text:p text:style-name="P14"><text:span text:style-name="T8">Camera-ready Copies Due:</text:span> </text:p>
            <text:p text:style-name="P16">16 July, 2018 </text:p>
            <text:p text:style-name="P18">Workshop: </text:p>
            <text:p text:style-name="P16">28 August, 2018 </text:p>
            <text:p text:style-name="P4"/>
            <text:p text:style-name="P2">Organizers</text:p>
            <text:p text:style-name="P5"/>
            <text:list xml:id="list2290418874279664600" text:style-name="L2">
              <text:list-header>
                <text:p text:style-name="P24"><text:span text:style-name="T5">Grant McKenzie</text:span></text:p>
                <text:p text:style-name="P25"><text:span text:style-name="T5">University of Maryland, College Park, USA</text:span></text:p>
                <text:p text:style-name="P26"/>
                <text:p text:style-name="P24">Carsten Keßler</text:p>
                <text:p text:style-name="P25">Aalborg University, Copenhagen, Denmark </text:p>
                <text:p text:style-name="P26"/>
                <text:p text:style-name="P24">Clio Andris</text:p>
                <text:p text:style-name="P19"><text:span text:style-name="T9">Penn State University, State College, USA </text:span></text:p>
              </text:list-header>
            </text:list>
            <text:p text:style-name="P21"><text:span text:style-name="T10"/></text:p>
            <text:p text:style-name="P21"><text:span text:style-name="T10"/></text:p>
            <text:p text:style-name="P28"><text:span text:style-name="T5">All registered workshop participants will be invited to give a 5 minute, ignite style, lightning presentation on a subject related to the workshop topic.</text:span></text:p>
            <text:p text:style-name="P27"/>
            <text:list xml:id="list170401030852364" text:continue-numbering="true" text:style-name="L2">
              <text:list-header>
                <text:p text:style-name="P23"><text:span text:style-name="T14">Accepted papers will be published via </text:span><text:span text:style-name="T15">CEUR-WS</text:span><text:span text:style-name="T14">. </text:span></text:p>
                <text:p text:style-name="P20"><text:span text:style-name="T17"/></text:p>
                <text:p text:style-name="P20"><text:span text:style-name="T17">Plans are underway for a </text:span><text:span text:style-name="T18">special issue</text:span><text:span text:style-name="T17"> journal call on this topic.</text:span></text:p>
              </text:list-header>
            </text:list>
            <text:p text:style-name="P21"><text:span text:style-name="T17"/></text:p>
            <text:p text:style-name="P22"><text:span text:style-name="T17"/></text:p>
            <text:p text:style-name="P22"/>
          </table:table-cell>
          <table:table-cell table:style-name="Table1.B1" office:value-type="string">
            <text:p text:style-name="P6">Location privacy has been a topic of research for many years but has recently seen a resurgence in interest. This renewed interest is driven by recent advances in location-enabled devices, sensors and context-aware technology, and the broader Internet of Things (IoT). The data generated via these devices are being collected, analyzed, and synthesized at an unprecedented rate. While much of these data are used in the advancement of products or services, many individuals are unaware of the information that is being collected, or how it is being used. The resulting information extracted from these personal data have contributed to significant advances in domain such as location recommendations or fitness/health services, but these advances often come at the cost of location privacy. This workshop is aimed at facilitating a discussion surrounding current methods and techniques related to location privacy as well as the social, political, etc. implications of sharing or preserving location privacy. Further, this workshop invites contributions and discussion related to methods and techniques for securing location information and preserving the privacy of geospatial data.</text:p>
            <text:p text:style-name="P7"/>
            <text:p text:style-name="P39">Topics of interest for the workshop include, but are not limited to: </text:p>
            <text:list xml:id="list4148653716237990406" text:style-name="L1">
              <text:list-item>
                <text:p text:style-name="P33">Context-aware mobile applications </text:p>
              </text:list-item>
              <text:list-item>
                <text:p text:style-name="P33">Obfuscation techniques </text:p>
              </text:list-item>
              <text:list-item>
                <text:p text:style-name="P33">Educational approaches to location privacy </text:p>
              </text:list-item>
              <text:list-item>
                <text:p text:style-name="P33">Policy implications of personal location information </text:p>
              </text:list-item>
              <text:list-item>
                <text:p text:style-name="P33">Role of location in personal relationship development </text:p>
              </text:list-item>
              <text:list-item>
                <text:p text:style-name="P33">Geosocial media implications </text:p>
              </text:list-item>
              <text:list-item>
                <text:p text:style-name="P33">Credibility, trust, and expertise related to location information </text:p>
              </text:list-item>
              <text:list-item>
                <text:p text:style-name="P33">Tools and systems for preserving or securing private information </text:p>
              </text:list-item>
              <text:list-item>
                <text:p text:style-name="P33">Techniques for sharing private location information </text:p>
              </text:list-item>
              <text:list-item>
                <text:p text:style-name="P33">Methods for securing location information </text:p>
              </text:list-item>
              <text:list-item>
                <text:p text:style-name="P33">Place-based data privacy </text:p>
              </text:list-item>
              <text:list-item>
                <text:p text:style-name="P33">Individual vs. group privacy preservation </text:p>
              </text:list-item>
              <text:list-item>
                <text:p text:style-name="P33">Gamification techniques </text:p>
              </text:list-item>
              <text:list-item>
                <text:p text:style-name="P33">Next-generation location-based services </text:p>
              </text:list-item>
              <text:list-item>
                <text:p text:style-name="P33">Geofencing </text:p>
              </text:list-item>
              <text:list-item>
                <text:p text:style-name="P35"><text:span text:style-name="T13">Marketplaces for location data </text:span></text:p>
              </text:list-item>
            </text:list>
            <text:p text:style-name="P36">We invite two types of submissions for this workshop: </text:p>
            <text:list xml:id="list4611478894710267594" text:style-name="L5">
              <text:list-item>
                <text:p text:style-name="P34">Novel research contributions (6-8 pages) </text:p>
              </text:list-item>
              <text:list-item>
                <text:p text:style-name="P37">Vision / work-in-progress papers (3-6 pages) </text:p>
              </text:list-item>
            </text:list>
            <text:p text:style-name="P38"><text:span text:style-name="T13">Submissions must be original and not be under review elsewhere. Acceptance will be based on relevance to the workshop, technical quality, originality, and potential impact, as well as clarity of presentation. All submitted research papers will be reviewed <text:s/></text:span><text:span text:style-name="T14">by 2-3 referees. </text:span></text:p>
          </table:table-cell>
        </table:table-row>
      </table:table>
      <text:p text:style-name="P8"/>
      <text:p text:style-name="P3"><text:span text:style-name="T22">More Information: </text:span><text:a xlink:type="simple" xlink:href="https://ptal-io.github.io/lopas2018/" text:style-name="Internet_20_link" text:visited-style-name="Visited_20_Internet_20_Link"><text:span text:style-name="T21">https://ptal-io.github.io/lopas2018/</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Rambla" svg:font-family="Ramb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6:18:47.535515714</meta:creation-date>
    <dc:date>2018-02-07T17:03:59.990582819</dc:date>
    <meta:editing-duration>PT9M50S</meta:editing-duration>
    <meta:editing-cycles>3</meta:editing-cycles>
    <meta:generator>LibreOffice/5.1.6.2$Linux_X86_64 LibreOffice_project/10m0$Build-2</meta:generator>
    <meta:document-statistic meta:table-count="1" meta:image-count="0" meta:object-count="0" meta:page-count="1" meta:paragraph-count="49" meta:word-count="468" meta:character-count="3176" meta:non-whitespace-character-count="2749"/>
  </office:meta>
</office:document-meta>
</file>